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verage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table:formula="of:=AVERAGE([.B1:.G1])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:.G2])" office:value-type="float" office:value="4.33333333333333" calcext:value-type="float">
            <text:p>4.3333333333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:.G3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dia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MEDIAN([.B5:.G5])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MEDIAN([.B6:.G6])" office:value-type="float" office:value="4.5" calcext:value-type="float">
            <text:p>4.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MEDIAN([.B7:.G7])" office:value-type="float" office:value="5.5" calcext:value-type="float">
            <text:p>5.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 gra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1]" office:value-type="float" office:value="3.5" calcext:value-type="float">
            <text:p>3.5</text:p>
          </table:table-cell>
          <table:table-cell table:number-columns-repeated="4"/>
          <table:table-cell table:formula="of:=0.2*[.B9]+0.4*[.C9]+0.4*[.D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I2]" office:value-type="float" office:value="4.33333333333333" calcext:value-type="float">
            <text:p>4.3333333333</text:p>
          </table:table-cell>
          <table:table-cell table:number-columns-repeated="4"/>
          <table:table-cell table:formula="of:=0.2*[.B10]+0.4*[.C10]+0.4*[.D10]" office:value-type="float" office:value="4.53333333333333" calcext:value-type="float">
            <text:p>4.5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I3]" office:value-type="float" office:value="5" calcext:value-type="float">
            <text:p>5</text:p>
          </table:table-cell>
          <table:table-cell table:number-columns-repeated="4"/>
          <table:table-cell table:formula="of:=0.2*[.B11]+0.4*[.C11]+0.4*[.D11]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d gra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5]" office:value-type="float" office:value="3.5" calcext:value-type="float">
            <text:p>3.5</text:p>
          </table:table-cell>
          <table:table-cell table:number-columns-repeated="4"/>
          <table:table-cell table:formula="of:=0.2*[.B13]+0.4*[.C13]+0.4*[.D13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I6]" office:value-type="float" office:value="4.5" calcext:value-type="float">
            <text:p>4.5</text:p>
          </table:table-cell>
          <table:table-cell table:number-columns-repeated="4"/>
          <table:table-cell table:formula="of:=0.2*[.B14]+0.4*[.C14]+0.4*[.D14]"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I7]" office:value-type="float" office:value="5.5" calcext:value-type="float">
            <text:p>5.5</text:p>
          </table:table-cell>
          <table:table-cell table:number-columns-repeated="4"/>
          <table:table-cell table:formula="of:=0.2*[.B15]+0.4*[.C15]+0.4*[.D15]" office:value-type="float" office:value="6.2" calcext:value-type="float">
            <text:p>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2:19:51.478239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4:56:35.843416986</meta:creation-date>
    <meta:generator>LibreOffice/4.2.8.2$Linux_X86_64 LibreOffice_project/420m0$Build-2</meta:generator>
    <dc:date>2016-12-20T13:33:46.090561509</dc:date>
    <meta:editing-duration>P0D</meta:editing-duration>
    <meta:editing-cycles>2</meta:editing-cycles>
    <meta:document-statistic meta:table-count="1" meta:cell-count="71" meta:object-count="0"/>
  </office:meta>
</office:document-meta>
</file>